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6.2cm" svg:height="3.1cm" svg:x="3.6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0.2cm">
          <text:p text:style-name="P2"><text:span text:style-name="T1">Application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0.2cm">
          <text:p text:style-name="P2"><text:span text:style-name="T1">Config</text:span></text:p>
          <text:p text:style-name="P2"><text:span text:style-name="T1">( key value stor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0.2cm">
          <text:p text:style-name="P2"><text:span text:style-name="T1">Platform</text:span></text:p>
          <text:p text:style-name="P2"><text:span text:style-name="T1">( C api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0.2cm">
          <text:p text:style-name="P2"><text:span text:style-name="T1">Log</text:span></text:p>
          <text:p text:style-name="P2"><text:span text:style-name="T1">( Logging interface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0.2cm">
          <text:p text:style-name="P2"><text:span text:style-name="T1">Thread</text:span></text:p>
          <text:p text:style-name="P2"><text:span text:style-name="T1">( Pool , Work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10.2cm">
          <text:p text:style-name="P2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1.1cm">
          <text:p text:style-name="P2"><text:span text:style-name="T1">Entity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11.1cm">
          <text:p text:style-name="P2"><text:span text:style-name="T1">Even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9.1cm" svg:y="11.1cm">
          <text:p text:style-name="P2"><text:span text:style-name="T1">State system</text:span></text:p>
          <text:p text:style-name="P2"><text:span text:style-name="T1">( Google intent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1.8cm" svg:y="11.1cm">
          <text:p text:style-name="P2"><text:span text:style-name="T1">Except.system</text:span></text:p>
          <text:p text:style-name="P2"><text:span text:style-name="T1">( handler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11.1cm">
          <text:p text:style-name="P2"><text:span text:style-name="T1">Tools</text:span></text:p>
          <text:p text:style-name="P2"><text:span text:style-name="T1">( Global, Text )</text:span></text:p>
          <draw:enhanced-geometry svg:viewBox="0 0 21600 21600" draw:type="rectangle" draw:enhanced-path="M 0 0 L 21600 0 21600 21600 0 21600 0 0 Z N"/>
        </draw:custom-shape>
        <draw:frame draw:style-name="gr3" draw:layer="layout" svg:width="2.5cm" svg:height="1.25cm" svg:x="1cm" svg:y="10cm">
          <draw:text-box>
            <text:p>Orion</text:p>
          </draw:text-box>
        </draw:frame>
        <draw:custom-shape draw:style-name="gr4" draw:text-style-name="P1" draw:layer="layout" svg:width="16.2cm" svg:height="4.7cm" svg:x="3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8cm" svg:x="3.7cm" svg:y="4.2cm">
          <text:p text:style-name="P1"><text:span text:style-name="T1">Graphics</text:span></text:p>
          <text:p text:style-name="P1"><text:span text:style-name="T1">( abstrac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5.2cm">
          <text:p text:style-name="P1"><text:span text:style-name="T1">Audio</text:span></text:p>
          <text:p text:style-name="P1"><text:span text:style-name="T1">( abstrac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5.1cm">
          <text:p text:style-name="P1"><text:span text:style-name="T1">Windowing</text:span></text:p>
          <text:p text:style-name="P1"><text:span text:style-name="T1">( abstract , SDL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6.1cm">
          <text:p text:style-name="P1"><text:span text:style-name="T1">Resources</text:span></text:p>
          <text:p text:style-name="P1"><text:span text:style-name="T1">( Parsers , Manager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4.2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7.2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3" draw:layer="layout" svg:width="2.5cm" svg:height="1.25cm" svg:x="1cm" svg:y="4cm">
          <draw:text-box>
            <text:p>Aries</text:p>
          </draw:text-box>
        </draw:frame>
        <draw:custom-shape draw:style-name="gr5" draw:text-style-name="P1" draw:layer="layout" svg:width="16.2cm" svg:height="2.7cm" svg:x="3.6cm" svg:y="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5cm" svg:height="1.25cm" svg:x="1cm" svg:y="1cm">
          <draw:text-box>
            <text:p>Game</text:p>
          </draw:text-box>
        </draw:frame>
        <draw:custom-shape draw:style-name="gr2" draw:text-style-name="P2" draw:layer="layout" svg:width="2.5cm" svg:height="0.8cm" svg:x="17.2cm" svg:y="11.1cm">
          <text:p text:style-name="P2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7.2cm" svg:y="4.2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14.5cm" svg:y="7.1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8cm" svg:x="3.7cm" svg:y="1.1cm">
          <text:p text:style-name="P1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4.2cm">
          <text:p text:style-name="P1"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5.2cm">
          <text:p text:style-name="P1"><text:span text:style-name="T1">Open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6.2cm">
          <text:p text:style-name="P1"><text:span text:style-name="T1">OpenC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6.2cm">
          <text:p text:style-name="P1"><text:span text:style-name="T1">Compute</text:span></text:p>
          <text:p text:style-name="P1"><text:span text:style-name="T1">( abstractions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6.4cm" svg:y="7.2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8cm" svg:x="3.7cm" svg:y="12cm">
          <text:p text:style-name="P2"><text:span text:style-name="T1">os</text:span></text:p>
          <text:p text:style-name="P2"><text:span text:style-name="T1">(defines of O.S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1cm" svg:y="25.1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4.1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cm" svg:y="27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1cm" svg:y="26.2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cm" svg:y1="25.5cm" svg:x2="2cm" svg:y2="26.2cm" draw:start-shape="id1" draw:start-glue-point="2" draw:end-shape="id2" draw:end-glue-point="0" svg:d="m2000 25500v700">
          <text:p/>
        </draw:connector>
        <draw:connector draw:style-name="gr7" draw:text-style-name="P1" draw:layer="layout" draw:type="line" svg:x1="2cm" svg:y1="26.6cm" svg:x2="2cm" svg:y2="27.3cm" draw:start-shape="id2" draw:start-glue-point="2" draw:end-shape="id3" draw:end-glue-point="0" svg:d="m2000 26600v700">
          <text:p/>
        </draw:connector>
        <draw:connector draw:style-name="gr7" draw:text-style-name="P1" draw:layer="layout" draw:type="line" svg:x1="2cm" svg:y1="24.5cm" svg:x2="2cm" svg:y2="25.1cm" draw:start-shape="id4" draw:start-glue-point="2" draw:end-shape="id1" draw:end-glue-point="0" svg:d="m2000 24500v600">
          <text:p/>
        </draw:connector>
        <draw:custom-shape draw:style-name="gr6" draw:text-style-name="P2" xml:id="id5" draw:id="id5" draw:layer="layout" svg:width="2cm" svg:height="0.4cm" svg:x="1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cm" svg:y1="27.7cm" svg:x2="2cm" svg:y2="28.3cm" draw:start-shape="id3" draw:start-glue-point="2" draw:end-shape="id5" svg:d="m2000 27700v600">
          <text:p/>
        </draw:connector>
        <draw:frame draw:style-name="gr8" draw:text-style-name="P4" draw:layer="layout" svg:width="11.4cm" svg:height="0.725cm" svg:x="3cm" svg:y="24cm">
          <draw:text-box>
            <text:p text:style-name="P4"><text:span text:style-name="T3">Orion header inclusion design</text:span></text:p>
          </draw:text-box>
        </draw:frame>
        <draw:frame draw:style-name="gr3" draw:layer="layout" svg:width="2.5cm" svg:height="1.25cm" svg:x="1cm" svg:y="10cm">
          <draw:text-box>
            <text:p>Orion</text:p>
          </draw:text-box>
        </draw:frame>
        <draw:frame draw:style-name="gr9" draw:text-style-name="P5" draw:layer="layout" svg:width="8cm" svg:height="2.9cm" svg:x="3.2cm" svg:y="24.7cm">
          <draw:text-box>
            <text:p text:style-name="P5"><text:span text:style-name="T1">'os' inclusion at 'defines.hpp' allows defines.hpp to set flags on/off platform specific way.</text:span></text:p>
            <text:p text:style-name="P5"><text:span text:style-name="T1">'defines.hpp' inclusion at the highest levels, gives the ability to control everything with game specific flags.</text:span></text:p>
            <text:p text:style-name="P5"><text:span text:style-name="T1">inclusion of 'orion' everywhere, makes sure, that all flags affect the most of the codebase.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6-19T00:52:30.15</dc:date>
    <meta:editing-duration>PT1H35M17S</meta:editing-duration>
    <meta:editing-cycles>11</meta:editing-cycles>
    <meta:generator>LibreOffice/3.4$Win32 LibreOffice_project/340m1$Build-402</meta:generator>
    <meta:document-statistic meta:object-count="45"/>
  </office:meta>
</office:document-meta>
</file>